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01447f" officeooo:paragraph-rsid="0001447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2d6c4" officeooo:paragraph-rsid="0002d6c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1447f" officeooo:paragraph-rsid="0001447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2d6c4" officeooo:paragraph-rsid="0002d6c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068099" officeooo:paragraph-rsid="0006809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style:font-name="Arial" fo:font-size="12pt" fo:font-weight="bold" officeooo:rsid="0002d6c4" officeooo:paragraph-rsid="0002d6c4" style:font-size-asian="12pt" style:font-weight-asian="bold" style:font-size-complex="12pt" style:font-weight-complex="bold"/>
    </style:style>
    <style:style style:name="P8" style:family="paragraph" style:parent-style-name="Heading_20_1">
      <style:text-properties style:font-name="Arial" fo:font-size="12pt" officeooo:paragraph-rsid="0007855e" style:font-size-asian="12pt" style:font-size-complex="12pt"/>
    </style:style>
    <style:style style:name="P9" style:family="paragraph" style:parent-style-name="Heading_20_1">
      <style:paragraph-properties fo:text-align="center" style:justify-single-word="false"/>
      <style:text-properties style:font-name="Arial" fo:font-size="12pt" officeooo:paragraph-rsid="0007855e" style:font-size-asian="12pt" style:font-size-complex="12pt"/>
    </style:style>
    <style:style style:name="T1" style:family="text">
      <style:text-properties officeooo:rsid="0001447f"/>
    </style:style>
    <style:style style:name="T2" style:family="text">
      <style:text-properties officeooo:rsid="0002d6c4"/>
    </style:style>
    <style:style style:name="T3" style:family="text">
      <style:text-properties officeooo:rsid="00068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1447f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1447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">20 – </text:span>COMANDOS BÁSICOS LINUX 04 – SPLIT (DIVIDIR ARQUIVOS) E CAT (CONCATENAÇÃO)</text:h>
      <text:h text:style-name="P9" text:outline-level="1"><text:span text:style-name="T4">*** </text:span><text:span text:style-name="T5">COMANDO SPLIT <text:s/>***</text:span></text:h>
      <text:p text:style-name="P1"/>
      <text:p text:style-name="P4">Divide um arquivo em várias partes em uma sucessão de arquivos com final aa, ab, ac, etc…</text:p>
      <text:p text:style-name="P4"/>
      <text:p text:style-name="P4">split [opções] arq_entrada arq_saídaX</text:p>
      <text:p text:style-name="P4"/>
      <text:p text:style-name="P4">Opções: </text:p>
      <text:p text:style-name="P4"/>
      <text:p text:style-name="P4">-- lines=n, -l=n <text:tab/><text:tab/><text:tab/>n linhas p/ arquivo</text:p>
      <text:p text:style-name="P4">-- bytes=n,-b=n <text:tab/><text:tab/><text:tab/>n bytes por arquivo</text:p>
      <text:p text:style-name="P4"/>
      <text:p text:style-name="P2">*** <text:span text:style-name="T2">EXEMPLO DO COMANDO SPLIT ***</text:span></text:p>
      <text:p text:style-name="P7">split -b 120 arqconf arq-</text:p>
      <text:p text:style-name="P3"/>
      <text:p text:style-name="P5">Divide o arquivo arq.conf em várias partes com 120 bytes cada, com os nomes arq-aa, arq-ab, arq-ac, e assim sucessivamente.</text:p>
      <text:p text:style-name="P5"/>
      <text:p text:style-name="P5">Para unir novamente as partes do arquivo, use o comando cat:</text:p>
      <text:p text:style-name="P3"/>
      <text:p text:style-name="P7">cat arq-aa arq-ab arq-ac &gt; arq.conf</text:p>
      <text:p text:style-name="P3"/>
      <text:p text:style-name="P4">*** <text:span text:style-name="T3">COMANDO SPLIT NA PRÁTICA ***</text:span></text:p>
      <text:p text:style-name="P4"/>
      <text:p text:style-name="P6">cp etc/passwd <text:s text:c="2"/>home/fabio</text:p>
      <text:p text:style-name="P6"/>
      <text:p text:style-name="P6">cd /home/fabio</text:p>
      <text:p text:style-name="P6"/>
      <text:p text:style-name="P6">ls</text:p>
      <text:p text:style-name="P6"/>
      <text:p text:style-name="P6">split -b 200 passwd pass- </text:p>
      <text:p text:style-name="P6"/>
      <text:p text:style-name="P6">ls -l</text:p>
      <text:p text:style-name="P6"/>
      <text:p text:style-name="P6">------------------------------------------</text:p>
      <text:p text:style-name="P6">cat pass-* &gt; passwd-2</text:p>
      <text:p text:style-name="P6"/>
      <text:p text:style-name="P6">ls</text:p>
      <text:p text:style-name="P6"/>
      <text:p text:style-name="P6">cat passwd-2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4T21:06:22.033386249</meta:creation-date>
    <dc:date>2020-01-29T23:58:34.468217151</dc:date>
    <meta:editing-duration>PT25M53S</meta:editing-duration>
    <meta:editing-cycles>4</meta:editing-cycles>
    <meta:generator>LibreOffice/6.3.4.2.0$Linux_X86_64 LibreOffice_project/30$Build-2</meta:generator>
    <meta:document-statistic meta:table-count="0" meta:image-count="0" meta:object-count="0" meta:page-count="1" meta:paragraph-count="22" meta:word-count="125" meta:character-count="768" meta:non-whitespace-character-count="652"/>
  </office:meta>
</office:document-meta>
</file>